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0d0" officeooo:paragraph-rsid="0002c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jhwvhsvmhsVM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8T17:30:36.426241185</meta:creation-date>
    <dc:date>2021-04-28T17:30:47.133713888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7.0.3.1$Linux_X86_64 LibreOffice_project/00$Build-2</meta:generator>
  </office:meta>
</office:document-meta>
</file>